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3300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BV Übung 02 – Brainstorm</text:h>
      <text:p text:style-name="Standard">Aufgabenstellung:</text:p>
      <text:p text:style-name="Standard">Nummernschilderkennung zur automatischen Toröffnung bei erkannten PKW und LKW </text:p>
      <text:p text:style-name="P2">Rahmenbedingung für das System:</text:p>
      <text:list xml:id="list6777644483465811163" text:style-name="L2">
        <text:list-item>
          <text:p text:style-name="P3">Zu erkennende Kennzeichen: europäische Standardkennzeichen</text:p>
        </text:list-item>
        <text:list-item>
          <text:p text:style-name="P3">Montage der Kamera in Grundstückszufahrten</text:p>
        </text:list-item>
        <text:list-item>
          <text:p text:style-name="P3">Abstand Fahrzeug zur Kamera 1-2m</text:p>
        </text:list-item>
        <text:list-item>
          <text:p text:style-name="P3">Montage auf einer Höhe von 0,5-1m</text:p>
        </text:list-item>
        <text:list-item>
          <text:p text:style-name="P3">Leichte Winkeländerungen des Fahrzeugs dürfen nicht zu Fehlerkennungen führen</text:p>
        </text:list-item>
        <text:list-item>
          <text:p text:style-name="P3">Gewährleistung von Datenschutz und -sparsamkeit</text:p>
        </text:list-item>
        <text:list-item>
          <text:p text:style-name="P3">Korrekte Funktion zu allen Tageszeiten </text:p>
        </text:list-item>
      </text:list>
      <text:p text:style-name="Standard"/>
      <text:p text:style-name="Standard"><text:span text:style-name="T3">ToDo</text:span>: Ausformulierung. → Johannes</text:p>
      <text:h text:style-name="Heading_20_3" text:outline-level="3">Aufgabe 5:</text:h>
      <text:p text:style-name="Standard">Bilder aufnehmen:</text:p>
      <text:list xml:id="list5098228655856846276" text:style-name="L3">
        <text:list-item>
          <text:p text:style-name="P4">mit DSLR, Blitz, kurzer Belichtungszeit</text:p>
        </text:list-item>
        <text:list-item>
          <text:p text:style-name="P4">auf Stativ in passender Position</text:p>
        </text:list-item>
        <text:list-item>
          <text:p text:style-name="P4">mehrere Bilder von mehreren Fahrzeugen</text:p>
        </text:list-item>
        <text:list-item>
          <text:p text:style-name="P4">einige Extremfälle / „Grenzmuster“</text:p>
        </text:list-item>
      </text:list>
      <text:p text:style-name="Standard"><text:span text:style-name="T3"/></text:p>
      <text:p text:style-name="Standard"><text:span text:style-name="T3">ToDo</text:span>: Machen. → Lukas</text:p>
      <text:h text:style-name="Heading_20_3" text:outline-level="3">Aufgabe 6:</text:h>
      <text:p text:style-name="Standard"/>
      <text:p text:style-name="Standard">Aufbau: definierte durch Aufgabenstellung. In korrekter Höhe, bspw. an Tor angebracht, leicht nach unten gerichtet -&gt; Fußgänger abschneiden, Datenschutz. Schärfeebene: In Arbeitsbereich, 1-2m Abstand</text:p>
      <text:p text:style-name="Standard"/>
      <text:p text:style-name="Text_20_body">Trigger: Abstandssensor, erstmal nur ein Frame, ggfs. Zweiter frame bei nichterkennung bei erstem Abstand, wiedererkennung von bewegenden Features → Auto → Nummernschild Datenschutz ↔ keine kontinuierliche Überwachung, Datensparsamkeit</text:p>
      <text:p text:style-name="Text_20_body">Beleuchtung: koaxiales Ringlicht, </text:p>
      <text:p text:style-name="Standard">Algorithmus: Croppen des Bildes an den Seiten, Preprocessing Kontrast / Helligkeit, Liniendetektor → <text:s/>Finden trapezförmiges Element → zuschneiden → Perspektive entzerren → OCR in Bereich → Abgleich gefundener Text mit Datenstrukur → Ausgabe Ergebnis an Interface / Auslösung Aktion, hauptsächlich Toröffnung</text:p>
      <text:p text:style-name="Standard"/>
      <text:p text:style-name="Standard"><text:span text:style-name="T3">ToDo</text:span>: Ausformulierung und Definition von Teilalgorithmen mit Eingabe / Ausgabewerten. → Bliefi</text:p>
      <text:p text:style-name="Standard"/>
      <text:h text:style-name="Heading_20_2" text:outline-level="2">Ausblick </text:h>
      <text:list xml:id="list6855758314463548207" text:style-name="L1">
        <text:list-item>
          <text:p text:style-name="P1">IR, Leuchte + Bandpass ↔ rpbbustere Ereknnung, Datenschutz</text:p>
        </text:list-item>
        <text:list-item>
          <text:p text:style-name="P1">TÜV-Ampel</text:p>
        </text:list-item>
        <text:list-item>
          <text:p text:style-name="P1">Datenbankanbindung</text:p>
        </text:list-item>
        <text:list-item>
          <text:p text:style-name="P1">weitere Funktionen für erkannte Kennzeichen: Email, SMS, Logging, ..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2T14:48:51.13</meta:creation-date>
    <dc:date>2017-06-12T15:59:17.92</dc:date>
    <meta:editing-duration>PT55M14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30" meta:word-count="235" meta:character-count="1760"/>
  </office:meta>
</office:document-meta>
</file>